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 style:font-size-asian="6pt" style:font-size-complex="6pt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size="6pt" style:font-size-asian="6pt" style:font-size-complex="6pt"/>
    </style:style>
    <style:style style:name="ce3" style:family="table-cell" style:parent-style-name="Default"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number-columns-repeated="13" table:default-cell-style-name="ce3"/>
        <table:table-column table:style-name="co2" table:default-cell-style-name="Default"/>
        <table:table-row table:style-name="ro1">
          <table:table-cell table:style-name="ce1" office:value-type="string">
            <text:p>Input Meshs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 table:style-name="ce1" office:value-type="string">
            <text:p>nom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cale_x</text:p>
          </table:table-cell>
          <table:table-cell table:style-name="ce1" office:value-type="string">
            <text:p>scale_y</text:p>
          </table:table-cell>
          <table:table-cell table:style-name="ce1" office:value-type="string">
            <text:p>scale_z</text:p>
          </table:table-cell>
          <table:table-cell office:value-type="string">
            <text:p>nom_seq_click</text:p>
          </table:table-cell>
          <table:table-cell office:value-type="string">
            <text:p>nom_seq_focus</text:p>
          </table:table-cell>
          <table:table-cell office:value-type="string">
            <text:p>nom_seq_nimbus</text:p>
          </table:table-cell>
          <table:table-cell office:value-type="string">
            <text:p>nom_seq_classique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radius_nimbus</text:p>
          </table:table-cell>
          <table:table-cell table:style-name="ce3" office:value-type="string">
            <text:p>uri</text:p>
          </table:table-cell>
        </table:table-row>
        <table:table-row table:style-name="ro1">
          <table:table-cell table:style-name="ce1" office:value-type="string">
            <text:p>arbreb1</text:p>
          </table:table-cell>
          <table:table-cell table:style-name="ce1" office:value-type="string">
            <text:p>tree</text:p>
          </table:table-cell>
          <table:table-cell table:number-columns-repeated="3" table:style-name="ce1" office:value-type="float" office:value="1">
            <text:p>1</text:p>
          </table:table-cell>
          <table:table-cell office:value-type="string">
            <text:p>seqc</text:p>
          </table:table-cell>
          <table:table-cell office:value-type="string">
            <text:p>seq2</text:p>
          </table:table-cell>
          <table:table-cell office:value-type="string">
            <text:p>seq3</text:p>
          </table:table-cell>
          <table:table-cell office:value-type="string">
            <text:p>seqa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1" office:value-type="string">
            <text:p>arbreb2</text:p>
          </table:table-cell>
          <table:table-cell table:style-name="ce1" office:value-type="string">
            <text:p>tree</text:p>
          </table:table-cell>
          <table:table-cell table:number-columns-repeated="3" table:style-name="ce1" office:value-type="float" office:value="1">
            <text:p>1</text:p>
          </table:table-cell>
          <table:table-cell office:value-type="string">
            <text:p>seq5</text:p>
          </table:table-cell>
          <table:table-cell office:value-type="string">
            <text:p>seq6</text:p>
          </table:table-cell>
          <table:table-cell office:value-type="string">
            <text:p>seqa</text:p>
          </table:table-cell>
          <table:table-cell office:value-type="string">
            <text:p>seq8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1" office:value-type="string">
            <text:p>arbreb3</text:p>
          </table:table-cell>
          <table:table-cell table:style-name="ce1" office:value-type="string">
            <text:p>tree</text:p>
          </table:table-cell>
          <table:table-cell table:number-columns-repeated="3" table:style-name="ce1" office:value-type="float" office:value="1">
            <text:p>1</text:p>
          </table:table-cell>
          <table:table-cell office:value-type="string">
            <text:p>seq9</text:p>
          </table:table-cell>
          <table:table-cell office:value-type="string">
            <text:p>seqa</text:p>
          </table:table-cell>
          <table:table-cell office:value-type="string">
            <text:p>seq11</text:p>
          </table:table-cell>
          <table:table-cell office:value-type="string">
            <text:p>seq12</text:p>
          </table:table-cell>
          <table:table-cell office:value-type="float" office:value="10">
            <text:p>10</text:p>
          </table:table-cell>
          <table:table-cell table:number-columns-repeated="3" office:value-type="float" office:value="5">
            <text:p>5</text:p>
          </table:table-cell>
          <table:table-cell/>
        </table:table-row>
        <table:table-row table:style-name="ro1">
          <table:table-cell table:style-name="ce1" office:value-type="string">
            <text:p>sphereb1</text:p>
          </table:table-cell>
          <table:table-cell table:style-name="ce1" office:value-type="string">
            <text:p>sphere</text:p>
          </table:table-cell>
          <table:table-cell table:number-columns-repeated="3" table:style-name="ce1" office:value-type="float" office:value="1">
            <text:p>1</text:p>
          </table:table-cell>
          <table:table-cell office:value-type="string">
            <text:p>seqa</text:p>
          </table:table-cell>
          <table:table-cell office:value-type="string">
            <text:p>seq14</text:p>
          </table:table-cell>
          <table:table-cell office:value-type="string">
            <text:p>seq15</text:p>
          </table:table-cell>
          <table:table-cell office:value-type="string">
            <text:p>seq16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table:style-name="ce1" table:number-columns-repeated="5"/>
          <table:table-cell table:number-columns-repeated="9"/>
        </table:table-row>
        <table:table-row table:style-name="ro1">
          <table:table-cell table:style-name="ce1" office:value-type="string">
            <text:p>arbrea1</text:p>
          </table:table-cell>
          <table:table-cell table:style-name="ce1" office:value-type="string">
            <text:p>tree</text:p>
          </table:table-cell>
          <table:table-cell table:number-columns-repeated="3" table:style-name="ce1" office:value-type="float" office:value="1">
            <text:p>1</text:p>
          </table:table-cell>
          <table:table-cell office:value-type="string">
            <text:p>seq17</text:p>
          </table:table-cell>
          <table:table-cell office:value-type="string">
            <text:p>seqc</text:p>
          </table:table-cell>
          <table:table-cell office:value-type="string">
            <text:p>seq19</text:p>
          </table:table-cell>
          <table:table-cell office:value-type="string">
            <text:p>seqb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table:style-name="ce1" office:value-type="string">
            <text:p>arbrea2</text:p>
          </table:table-cell>
          <table:table-cell table:style-name="ce1" office:value-type="string">
            <text:p>tree</text:p>
          </table:table-cell>
          <table:table-cell table:number-columns-repeated="3" table:style-name="ce1" office:value-type="float" office:value="1">
            <text:p>1</text:p>
          </table:table-cell>
          <table:table-cell office:value-type="string">
            <text:p>seq21</text:p>
          </table:table-cell>
          <table:table-cell office:value-type="string">
            <text:p>seq22</text:p>
          </table:table-cell>
          <table:table-cell office:value-type="string">
            <text:p>seqb</text:p>
          </table:table-cell>
          <table:table-cell office:value-type="string">
            <text:p>seq24</text:p>
          </table:table-cell>
          <table:table-cell table:number-columns-repeated="3" office:value-type="float" office:value="1">
            <text:p>1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style-name="ce1" office:value-type="string">
            <text:p>arbrea3</text:p>
          </table:table-cell>
          <table:table-cell table:style-name="ce1" office:value-type="string">
            <text:p>tree</text:p>
          </table:table-cell>
          <table:table-cell table:number-columns-repeated="3" table:style-name="ce1" office:value-type="float" office:value="1">
            <text:p>1</text:p>
          </table:table-cell>
          <table:table-cell office:value-type="string">
            <text:p>seq25</text:p>
          </table:table-cell>
          <table:table-cell office:value-type="string">
            <text:p>seqb</text:p>
          </table:table-cell>
          <table:table-cell office:value-type="string">
            <text:p>seq28</text:p>
          </table:table-cell>
          <table:table-cell office:value-type="string">
            <text:p>seq29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table:style-name="ce1" office:value-type="string">
            <text:p>spherea1</text:p>
          </table:table-cell>
          <table:table-cell table:style-name="ce1" office:value-type="string">
            <text:p>sphere</text:p>
          </table:table-cell>
          <table:table-cell table:number-columns-repeated="3" table:style-name="ce1" office:value-type="float" office:value="1">
            <text:p>1</text:p>
          </table:table-cell>
          <table:table-cell office:value-type="string">
            <text:p>seqb</text:p>
          </table:table-cell>
          <table:table-cell office:value-type="string">
            <text:p>seq3</text:p>
          </table:table-cell>
          <table:table-cell office:value-type="string">
            <text:p>seq2</text:p>
          </table:table-cell>
          <table:table-cell office:value-type="string">
            <text:p>seq12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/>
        </table:table-row>
        <table:table-row table:style-name="ro1" table:number-rows-repeated="7">
          <table:table-cell table:style-name="ce1" table:number-columns-repeated="5"/>
          <table:table-cell table:number-columns-repeated="9"/>
        </table:table-row>
        <table:table-row table:style-name="ro1">
          <table:table-cell table:style-name="ce1"/>
          <table:table-cell table:number-columns-repeated="13"/>
        </table:table-row>
        <table:table-row table:style-name="ro1">
          <table:table-cell table:style-name="ce2"/>
          <table:table-cell table:number-columns-repeated="13"/>
        </table:table-row>
        <table:table-row table:style-name="ro1" table:number-rows-repeated="19">
          <table:table-cell table:style-name="ce1"/>
          <table:table-cell table:number-columns-repeated="13"/>
        </table:table-row>
        <table:table-row table:style-name="ro1" table:number-rows-repeated="1048536">
          <table:table-cell table:number-columns-repeated="14"/>
        </table:table-row>
        <table:table-row table:style-name="ro1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0" number:min-integer-digits="2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3">13/11/2019</text:date>, <text:time>10:4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6:23:32.951000000</meta:creation-date>
    <meta:generator>OpenOffice/4.1.1$Win32 OpenOffice.org_project/411m6$Build-9775</meta:generator>
    <dc:date>2019-11-13T10:48:15.06</dc:date>
    <meta:editing-duration>PT1H32M59S</meta:editing-duration>
    <meta:editing-cycles>26</meta:editing-cycles>
    <meta:document-statistic meta:table-count="1" meta:cell-count="119" meta:object-count="0"/>
  </office:meta>
</office:document-meta>
</file>